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23b8dc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solid" draw:stroke-dash="Ultrafine_20_Dashed" draw:fill="solid" draw:fill-color="#33cc66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solid" draw:stroke-dash="Ultrafine_20_Dashed" draw:marker-start="Arrow" draw:marker-end="Arrow" draw:marker-end-width="0.3cm" draw:fill="solid" draw:fill-color="#33cc66" draw:textarea-horizontal-align="center" draw:textarea-vertical-align="middle"/>
    </style:style>
    <style:style style:name="gr7" style:family="graphic" style:parent-style-name="standard">
      <style:graphic-properties draw:stroke="solid" draw:stroke-dash="Fine_20_Dotted" svg:stroke-color="#808080" draw:fill="none" draw:fill-color="#33cc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Ultrafine_20_Dashed" draw:fill="solid" draw:fill-color="#23ff23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end="Arrow" draw:marker-end-width="0.3cm" draw:fill="solid" draw:fill-color="#94bd5e" draw:textarea-horizontal-align="center" draw:textarea-vertical-align="middle" draw:shadow="hidden"/>
    </style:style>
    <style:style style:name="gr13" style:family="graphic" style:parent-style-name="standard">
      <style:graphic-properties draw:fill="solid" draw:fill-color="#7da647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="solid" draw:fill-color="#94bd5e" draw:textarea-horizontal-align="center" draw:textarea-vertical-align="middle" draw:shadow="hidden"/>
    </style:style>
    <style:style style:name="gr15" style:family="graphic" style:parent-style-name="standard">
      <style:graphic-properties draw:fill="solid" draw:fill-color="#006b6b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stroke="dash" draw:stroke-dash="Ultrafine_20_Dashed" svg:stroke-color="#333333" draw:fill="solid" draw:fill-color="#b3b3b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dash" draw:stroke-dash="Ultrafine_20_Dashed" svg:stroke-color="#333333" draw:fill="solid" draw:fill-color="#cccccc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1cm" fo:min-width="0cm" draw:shadow="hidden"/>
    </style:style>
    <style:style style:name="gr2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000000" fo:font-size="14pt" style:font-size-asian="14pt" style:font-size-complex="14pt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text-properties fo:color="#333333"/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paragraph-properties fo:text-align="center"/>
      <style:text-properties fo:color="#000000" fo:font-size="18pt"/>
    </style:style>
    <style:style style:name="P13" style:family="paragraph">
      <style:text-properties fo:font-size="18pt"/>
    </style:style>
    <style:style style:name="P14" style:family="paragraph">
      <style:text-properties fo:color="#333333" fo:font-size="18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text-align="center"/>
      <style:text-properties fo:color="#000000" fo:font-size="13pt" style:font-size-asian="13pt" style:font-size-complex="13pt"/>
    </style:style>
    <style:style style:name="P17" style:family="paragraph">
      <style:paragraph-properties fo:text-align="center"/>
      <style:text-properties fo:font-size="13pt"/>
    </style:style>
    <style:style style:name="P18" style:family="paragraph">
      <style:paragraph-properties fo:text-align="center"/>
      <style:text-properties fo:color="#000000" fo:font-family="Verdana" style:font-family-generic="swiss" style:font-pitch="variable" fo:font-size="13pt" style:font-size-asian="13pt" style:font-size-complex="13pt"/>
    </style:style>
    <style:style style:name="P19" style:family="paragraph">
      <style:text-properties fo:color="#000000" fo:font-family="Verdana" style:font-family-generic="swiss" style:font-pitch="variable" fo:font-size="13pt" style:font-size-asian="13pt" style:font-size-complex="13pt"/>
    </style:style>
    <style:style style:name="P20" style:family="paragraph">
      <style:paragraph-properties fo:text-align="center"/>
      <style:text-properties fo:color="#000000" fo:font-family="Verdana" style:font-family-generic="swiss" style:font-pitch="variable" fo:font-size="10pt" style:font-size-asian="10pt" style:font-size-complex="10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" style:family="text">
      <style:text-properties fo:color="#061922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8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333333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Title</text:span></text:p>
          </draw:text-box>
        </draw:frame>
        <draw:frame draw:name="Content Placeholder 8" presentation:style-name="pr2" draw:text-style-name="P2" draw:layer="layout" svg:width="14.82cm" svg:height="12.602cm" svg:x="1.266cm" svg:y="3.832cm" presentation:class="outline" presentation:user-transformed="true">
          <draw:text-box>
            <text:p text:style-name="P3"><text:span text:style-name="T2">TEXT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6" draw:layer="layout" svg:width="6.35cm" svg:height="1.27cm" svg:x="9.525cm" svg:y="3.175cm">
          <text:p text:style-name="P6"><text:span text:style-name="T4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2" draw:id="id2" draw:layer="layout" svg:width="6.35cm" svg:height="1.27cm" svg:x="9.525cm" svg:y="3.175cm">
          <text:p text:style-name="P6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1" draw:id="id1" draw:layer="layout" svg:width="5.08cm" svg:height="1.27cm" svg:x="3.81cm" svg:y="5.715cm">
          <text:p text:style-name="P6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3" draw:id="id3" draw:layer="layout" svg:width="5.08cm" svg:height="1.27cm" svg:x="16.51cm" svg:y="5.715cm">
          <text:p text:style-name="P6"><text:span text:style-name="T6">Core (Stewar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1" draw:start-glue-point="0" draw:end-shape="id2" svg:d="m6350 5715 3175-1905">
          <text:p/>
        </draw:connector>
        <draw:connector draw:style-name="gr6" draw:text-style-name="P6" draw:layer="layout" draw:type="line" svg:x1="19.05cm" svg:y1="5.715cm" svg:x2="15.875cm" svg:y2="3.81cm" draw:start-shape="id3" draw:start-glue-point="0" draw:end-shape="id2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4.854cm" svg:height="0.962cm" svg:x="3.175cm" svg:y="15.548cm">
          <draw:text-box>
            <text:p><text:span text:style-name="T7">Windows Client</text:span></text:p>
          </draw:text-box>
        </draw:frame>
        <draw:frame draw:style-name="gr8" draw:text-style-name="P10" draw:layer="layout" svg:width="3.804cm" svg:height="0.962cm" svg:x="17.145cm" svg:y="15.548cm">
          <draw:text-box>
            <text:p><text:span text:style-name="T7">Linux Cl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5" draw:id="id5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4" draw:id="id4" draw:layer="layout" svg:width="5.08cm" svg:height="1.27cm" svg:x="3.81cm" svg:y="5.715cm">
          <text:p text:style-name="P11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6" draw:id="id6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4" draw:start-glue-point="0" draw:end-shape="id5" svg:d="m6350 5715 3175-1905">
          <text:p/>
        </draw:connector>
        <draw:connector draw:style-name="gr6" draw:text-style-name="P6" draw:layer="layout" draw:type="line" svg:x1="19.05cm" svg:y1="5.715cm" svg:x2="15.875cm" svg:y2="3.81cm" draw:start-shape="id6" draw:start-glue-point="0" draw:end-shape="id5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5.548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5.548cm">
          <draw:text-box>
            <text:p text:style-name="P13"><text:span text:style-name="T7">Linux Client</text:span></text:p>
          </draw:text-box>
        </draw:frame>
        <draw:custom-shape draw:style-name="gr10" draw:text-style-name="P16" xml:id="id8" draw:id="id8" draw:layer="layout" svg:width="5.08cm" svg:height="1.27cm" svg:x="16.51cm" svg:y="8.255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7" draw:id="id7" draw:layer="layout" svg:width="5.08cm" svg:height="1.27cm" svg:x="3.81cm" svg:y="8.255cm">
          <text:p text:style-name="P6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6.35cm" svg:y1="6.985cm" svg:x2="6.35cm" svg:y2="8.255cm" draw:start-shape="id4" draw:start-glue-point="2" draw:end-shape="id7" draw:end-glue-point="0" svg:d="m6350 6985v1270">
          <text:p/>
        </draw:connector>
        <draw:connector draw:style-name="gr12" draw:text-style-name="P6" draw:layer="layout" draw:type="line" svg:x1="19.05cm" svg:y1="6.985cm" svg:x2="19.05cm" svg:y2="8.255cm" draw:start-shape="id6" draw:start-glue-point="2" draw:end-shape="id8" draw:end-glue-point="0" svg:d="m19050 6985v1270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10" draw:id="id10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9" draw:id="id9" draw:layer="layout" svg:width="5.08cm" svg:height="1.27cm" svg:x="3.81cm" svg:y="5.715cm">
          <text:p text:style-name="P11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11" draw:id="id11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9" draw:start-glue-point="0" draw:end-shape="id10" svg:d="m6350 5715 3175-1905">
          <text:p/>
        </draw:connector>
        <draw:connector draw:style-name="gr6" draw:text-style-name="P6" draw:layer="layout" draw:type="line" svg:x1="19.05cm" svg:y1="5.715cm" svg:x2="15.875cm" svg:y2="3.81cm" draw:start-shape="id11" draw:start-glue-point="0" draw:end-shape="id10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5.548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5.548cm">
          <draw:text-box>
            <text:p text:style-name="P13"><text:span text:style-name="T7">Linux Client</text:span></text:p>
          </draw:text-box>
        </draw:frame>
        <draw:custom-shape draw:style-name="gr10" draw:text-style-name="P16" xml:id="id13" draw:id="id13" draw:layer="layout" svg:width="5.08cm" svg:height="1.27cm" svg:x="16.51cm" svg:y="8.255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12" draw:id="id12" draw:layer="layout" svg:width="5.08cm" svg:height="1.27cm" svg:x="3.81cm" svg:y="8.255cm">
          <text:p text:style-name="P17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6.35cm" svg:y1="6.985cm" svg:x2="6.35cm" svg:y2="8.255cm" draw:start-shape="id9" draw:start-glue-point="2" draw:end-shape="id12" draw:end-glue-point="0" svg:d="m6350 6985v1270">
          <text:p/>
        </draw:connector>
        <draw:connector draw:style-name="gr12" draw:text-style-name="P6" draw:layer="layout" draw:type="line" svg:x1="19.05cm" svg:y1="6.985cm" svg:x2="19.05cm" svg:y2="8.255cm" draw:start-shape="id11" draw:start-glue-point="2" draw:end-shape="id13" draw:end-glue-point="0" svg:d="m19050 6985v1270">
          <text:p/>
        </draw:connector>
        <draw:custom-shape draw:style-name="gr13" draw:text-style-name="P8" xml:id="id14" draw:id="id14" draw:layer="layout" svg:width="1.27cm" svg:height="1.27cm" svg:x="15.146cm" svg:y="10.912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7" draw:id="id17" draw:layer="layout" svg:width="1.27cm" svg:height="1.27cm" svg:x="17.168cm" svg:y="12.253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6" draw:id="id16" draw:layer="layout" svg:width="1.27cm" svg:height="1.27cm" svg:x="19.567cm" svg:y="12.206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5" draw:id="id15" draw:layer="layout" svg:width="1.247cm" svg:height="1.27cm" svg:x="21.52cm" svg:y="11.053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19.05cm" svg:y1="9.525cm" svg:x2="16.416cm" svg:y2="11.547cm" draw:start-shape="id13" draw:end-shape="id14" draw:end-glue-point="1" svg:d="m19050 9525v705l-1929 1317h-705">
          <text:p/>
        </draw:connector>
        <draw:connector draw:style-name="gr14" draw:text-style-name="P6" draw:layer="layout" draw:type="lines" svg:x1="21.52cm" svg:y1="11.688cm" svg:x2="19.05cm" svg:y2="9.525cm" draw:start-shape="id15" draw:start-glue-point="3" draw:end-shape="id13" draw:end-glue-point="2" svg:d="m21520 11688h-502l-1968-1458v-705">
          <text:p/>
        </draw:connector>
        <draw:connector draw:style-name="gr14" draw:text-style-name="P6" draw:layer="layout" draw:type="lines" svg:x1="20.202cm" svg:y1="12.206cm" svg:x2="19.05cm" svg:y2="9.525cm" draw:start-shape="id16" draw:start-glue-point="0" draw:end-shape="id13" draw:end-glue-point="2" svg:d="m20202 12206v-501l-1152-1475v-705">
          <text:p/>
        </draw:connector>
        <draw:connector draw:style-name="gr14" draw:text-style-name="P6" draw:layer="layout" draw:type="lines" svg:x1="17.803cm" svg:y1="12.253cm" svg:x2="19.05cm" svg:y2="9.525cm" draw:start-shape="id17" draw:start-glue-point="0" draw:end-shape="id13" draw:end-glue-point="2" svg:d="m17803 12253v-501l1247-1522v-705">
          <text:p/>
        </draw:connector>
        <draw:custom-shape draw:style-name="gr15" draw:text-style-name="P8" xml:id="id18" draw:id="id18" draw:layer="layout" svg:width="1.27cm" svg:height="1.27cm" svg:x="2.494cm" svg:y="10.748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19" draw:id="id19" draw:layer="layout" svg:width="1.27cm" svg:height="1.27cm" svg:x="4.516cm" svg:y="12.089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20" draw:id="id20" draw:layer="layout" svg:width="1.27cm" svg:height="1.27cm" svg:x="6.915cm" svg:y="12.042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21" draw:id="id21" draw:layer="layout" svg:width="1.247cm" svg:height="1.27cm" svg:x="8.868cm" svg:y="10.889cm">
          <text:p text:style-name="P6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3.764cm" svg:y1="11.383cm" svg:x2="6.35cm" svg:y2="9.525cm" draw:start-shape="id18" draw:start-glue-point="1" draw:end-shape="id12" draw:end-glue-point="2" svg:d="m3764 11383h705l1881-1153v-705">
          <text:p/>
        </draw:connector>
        <draw:connector draw:style-name="gr14" draw:text-style-name="P6" draw:layer="layout" draw:type="lines" svg:x1="5.151cm" svg:y1="12.089cm" svg:x2="6.35cm" svg:y2="9.525cm" draw:start-shape="id19" draw:start-glue-point="0" draw:end-shape="id12" draw:end-glue-point="2" svg:d="m5151 12089v-501l1199-1358v-705">
          <text:p/>
        </draw:connector>
        <draw:connector draw:style-name="gr14" draw:text-style-name="P6" draw:layer="layout" draw:type="lines" svg:x1="7.55cm" svg:y1="12.042cm" svg:x2="6.35cm" svg:y2="9.525cm" draw:start-shape="id20" draw:start-glue-point="0" draw:end-shape="id12" draw:end-glue-point="2" svg:d="m7550 12042v-501l-1200-1311v-705">
          <text:p/>
        </draw:connector>
        <draw:connector draw:style-name="gr14" draw:text-style-name="P6" draw:layer="layout" draw:type="lines" svg:x1="8.868cm" svg:y1="11.524cm" svg:x2="6.35cm" svg:y2="9.525cm" draw:start-shape="id21" draw:start-glue-point="3" draw:end-shape="id12" draw:end-glue-point="2" svg:d="m8868 11524h-502l-2016-1294v-705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office:forms form:automatic-focus="false" form:apply-design-mode="false"/>
        <draw:custom-shape draw:style-name="gr16" draw:text-style-name="P18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2" draw:text-style-name="P7" xml:id="id23" draw:id="id23" draw:layer="layout" svg:width="6.35cm" svg:height="1.27cm" svg:x="9.525cm" svg:y="3.175cm">
          <text:p text:style-name="P7"><text:span text:style-name="T5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0.705cm" svg:y1="4.75cm" svg:x2="24.835cm" svg:y2="4.75cm">
          <text:p/>
        </draw:line>
        <draw:custom-shape draw:style-name="gr4" draw:text-style-name="P8" xml:id="id22" draw:id="id22" draw:layer="layout" svg:width="5.08cm" svg:height="1.27cm" svg:x="3.81cm" svg:y="5.715cm">
          <text:p text:style-name="P11"><text:span text:style-name="T6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24" draw:id="id24" draw:layer="layout" svg:width="5.08cm" svg:height="1.27cm" svg:x="16.51cm" svg:y="5.715cm">
          <text:p text:style-name="P7"><text:span text:style-name="T6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6.35cm" svg:y1="5.715cm" svg:x2="9.525cm" svg:y2="3.81cm" draw:start-shape="id22" draw:start-glue-point="0" draw:end-shape="id23" svg:d="m6350 5715 3175-1905">
          <text:p/>
        </draw:connector>
        <draw:connector draw:style-name="gr6" draw:text-style-name="P6" draw:layer="layout" draw:type="line" svg:x1="19.05cm" svg:y1="5.715cm" svg:x2="15.875cm" svg:y2="3.81cm" draw:start-shape="id24" draw:start-glue-point="0" draw:end-shape="id23" draw:end-glue-point="1" svg:d="m19050 5715-3175-1905">
          <text:p/>
        </draw:connector>
        <draw:custom-shape draw:style-name="gr7" draw:text-style-name="P6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4.854cm" svg:height="0.962cm" svg:x="3.175cm" svg:y="15.548cm">
          <draw:text-box>
            <text:p text:style-name="P13"><text:span text:style-name="T7">Windows Client</text:span></text:p>
          </draw:text-box>
        </draw:frame>
        <draw:frame draw:style-name="gr8" draw:text-style-name="P14" draw:layer="layout" svg:width="3.804cm" svg:height="0.962cm" svg:x="17.145cm" svg:y="15.548cm">
          <draw:text-box>
            <text:p text:style-name="P13"><text:span text:style-name="T7">Linux Client</text:span></text:p>
          </draw:text-box>
        </draw:frame>
        <draw:custom-shape draw:style-name="gr10" draw:text-style-name="P16" xml:id="id26" draw:id="id26" draw:layer="layout" svg:width="5.08cm" svg:height="1.27cm" svg:x="16.51cm" svg:y="8.255cm">
          <text:p text:style-name="P15"><text:span text:style-name="T4">Command Handler</text:span></text:p>
          <text:p text:style-name="P15"><text:span text:style-name="T4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25" draw:id="id25" draw:layer="layout" svg:width="5.08cm" svg:height="1.27cm" svg:x="3.81cm" svg:y="8.255cm">
          <text:p text:style-name="P17"><text:span text:style-name="T8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line" svg:x1="6.35cm" svg:y1="6.985cm" svg:x2="6.35cm" svg:y2="8.255cm" draw:start-shape="id22" draw:start-glue-point="2" draw:end-shape="id25" draw:end-glue-point="0" svg:d="m6350 6985v1270">
          <text:p/>
        </draw:connector>
        <draw:connector draw:style-name="gr12" draw:text-style-name="P6" draw:layer="layout" draw:type="line" svg:x1="19.05cm" svg:y1="6.985cm" svg:x2="19.05cm" svg:y2="8.255cm" draw:start-shape="id24" draw:start-glue-point="2" draw:end-shape="id26" draw:end-glue-point="0" svg:d="m19050 6985v1270">
          <text:p/>
        </draw:connector>
        <draw:custom-shape draw:style-name="gr13" draw:text-style-name="P8" xml:id="id27" draw:id="id27" draw:layer="layout" svg:width="1.27cm" svg:height="1.27cm" svg:x="15.146cm" svg:y="10.912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0" draw:id="id30" draw:layer="layout" svg:width="1.27cm" svg:height="1.27cm" svg:x="17.168cm" svg:y="12.253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29" draw:id="id29" draw:layer="layout" svg:width="1.27cm" svg:height="1.27cm" svg:x="19.567cm" svg:y="12.206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28" draw:id="id28" draw:layer="layout" svg:width="1.247cm" svg:height="1.27cm" svg:x="21.52cm" svg:y="11.053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19.05cm" svg:y1="9.525cm" svg:x2="16.416cm" svg:y2="11.547cm" draw:start-shape="id26" draw:end-shape="id27" draw:end-glue-point="1" svg:d="m19050 9525v705l-1929 1317h-705">
          <text:p/>
        </draw:connector>
        <draw:connector draw:style-name="gr14" draw:text-style-name="P6" draw:layer="layout" draw:type="lines" svg:x1="21.52cm" svg:y1="11.688cm" svg:x2="19.05cm" svg:y2="9.525cm" draw:start-shape="id28" draw:start-glue-point="3" draw:end-shape="id26" draw:end-glue-point="2" svg:d="m21520 11688h-502l-1968-1458v-705">
          <text:p/>
        </draw:connector>
        <draw:connector draw:style-name="gr14" draw:text-style-name="P6" draw:layer="layout" draw:type="lines" svg:x1="20.202cm" svg:y1="12.206cm" svg:x2="19.05cm" svg:y2="9.525cm" draw:start-shape="id29" draw:start-glue-point="0" draw:end-shape="id26" draw:end-glue-point="2" svg:d="m20202 12206v-501l-1152-1475v-705">
          <text:p/>
        </draw:connector>
        <draw:connector draw:style-name="gr14" draw:text-style-name="P6" draw:layer="layout" draw:type="lines" svg:x1="17.803cm" svg:y1="12.253cm" svg:x2="19.05cm" svg:y2="9.525cm" draw:start-shape="id30" draw:start-glue-point="0" draw:end-shape="id26" draw:end-glue-point="2" svg:d="m17803 12253v-501l1247-1522v-705">
          <text:p/>
        </draw:connector>
        <draw:custom-shape draw:style-name="gr15" draw:text-style-name="P8" xml:id="id31" draw:id="id31" draw:layer="layout" svg:width="1.27cm" svg:height="1.27cm" svg:x="2.494cm" svg:y="10.748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32" draw:id="id32" draw:layer="layout" svg:width="1.27cm" svg:height="1.27cm" svg:x="4.516cm" svg:y="12.089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33" draw:id="id33" draw:layer="layout" svg:width="1.27cm" svg:height="1.27cm" svg:x="6.915cm" svg:y="12.042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34" draw:id="id34" draw:layer="layout" svg:width="1.247cm" svg:height="1.27cm" svg:x="8.868cm" svg:y="10.889cm">
          <text:p text:style-name="P11"><text:span text:style-name="T9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s" svg:x1="3.764cm" svg:y1="11.383cm" svg:x2="6.35cm" svg:y2="9.525cm" draw:start-shape="id31" draw:start-glue-point="1" draw:end-shape="id25" draw:end-glue-point="2" svg:d="m3764 11383h705l1881-1153v-705">
          <text:p/>
        </draw:connector>
        <draw:connector draw:style-name="gr14" draw:text-style-name="P6" draw:layer="layout" draw:type="lines" svg:x1="5.151cm" svg:y1="12.089cm" svg:x2="6.35cm" svg:y2="9.525cm" draw:start-shape="id32" draw:start-glue-point="0" draw:end-shape="id25" draw:end-glue-point="2" svg:d="m5151 12089v-501l1199-1358v-705">
          <text:p/>
        </draw:connector>
        <draw:connector draw:style-name="gr14" draw:text-style-name="P6" draw:layer="layout" draw:type="lines" svg:x1="7.55cm" svg:y1="12.042cm" svg:x2="6.35cm" svg:y2="9.525cm" draw:start-shape="id33" draw:start-glue-point="0" draw:end-shape="id25" draw:end-glue-point="2" svg:d="m7550 12042v-501l-1200-1311v-705">
          <text:p/>
        </draw:connector>
        <draw:connector draw:style-name="gr14" draw:text-style-name="P6" draw:layer="layout" draw:type="lines" svg:x1="8.868cm" svg:y1="11.524cm" svg:x2="6.35cm" svg:y2="9.525cm" draw:start-shape="id34" draw:start-glue-point="3" draw:end-shape="id25" draw:end-glue-point="2" svg:d="m8868 11524h-502l-2016-1294v-705">
          <text:p/>
        </draw:connector>
        <draw:frame draw:style-name="gr18" draw:text-style-name="P19" draw:layer="layout" svg:width="2.344cm" svg:height="1.097cm" svg:x="2.47cm" svg:y="6.116cm">
          <draw:text-box>
            <text:p text:style-name="P19"><text:span text:style-name="T10">C#/</text:span></text:p>
            <text:p text:style-name="P19"><text:span text:style-name="T10">.NET</text:span></text:p>
          </draw:text-box>
        </draw:frame>
        <draw:frame draw:style-name="gr19" draw:text-style-name="P20" draw:layer="layout" svg:width="2.411cm" svg:height="1.097cm" svg:x="1.646cm" svg:y="9.478cm">
          <draw:text-box>
            <text:p text:style-name="P18"><text:span text:style-name="T10">C#/NET,</text:span></text:p>
            <text:p text:style-name="P18"><text:span text:style-name="T10">BATCH, VB</text:span></text:p>
          </draw:text-box>
        </draw:frame>
        <draw:frame draw:style-name="gr20" draw:text-style-name="P18" draw:layer="layout" svg:width="2.297cm" svg:height="1.591cm" svg:x="21.707cm" svg:y="9.337cm">
          <draw:text-box>
            <text:p text:style-name="P18"><text:span text:style-name="T10">Bash/Ash,</text:span></text:p>
            <text:p text:style-name="P18"><text:span text:style-name="T10">Sed/Awk,</text:span></text:p>
            <text:p text:style-name="P18"><text:span text:style-name="T10">Python</text:span></text:p>
          </draw:text-box>
        </draw:frame>
        <draw:frame draw:style-name="gr21" draw:text-style-name="P20" draw:layer="layout" svg:width="1.323cm" svg:height="1.097cm" svg:x="15.146cm" svg:y="5.904cm">
          <draw:text-box>
            <text:p text:style-name="P18"><text:span text:style-name="T10">C/</text:span></text:p>
            <text:p text:style-name="P18"><text:span text:style-name="T10">C+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2">9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02">9/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02T15:21:37</dc:date>
    <meta:generator>LibreOffice/3.3$Unix LibreOffice_project/330m19$Build-202</meta:generator>
    <meta:editing-duration>PT1H26M24S</meta:editing-duration>
    <meta:editing-cycles>17</meta:editing-cycles>
    <meta:document-statistic meta:object-count="187"/>
  </office:meta>
</office:document-meta>
</file>